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C90000017884D0712986B2D4C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18cm" svg:height="13.261cm" svg:x="2.626cm" svg:y="8.328cm">
          <draw:image xlink:href="Pictures/10000000000001C90000017884D0712986B2D4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58:03.184065646</meta:creation-date>
    <dc:date>2018-04-10T14:58:30.731387116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